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91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23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CDP_TCU-D112185-02Jul24_07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_aviao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ssentos</text:p>
          </table:table-cell>
          <table:table-cell table:style-name="ce1" office:value-type="string" calcext:value-type="string">
            <text:p>selo_anac</text:p>
          </table:table-cell>
          <table:table-cell table:style-name="ce1"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bus A3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AE/CF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rbus A3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AE/CF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rbus A320ne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W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rbus A32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AE/CF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irbus A321ne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W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rbus A330-20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rbus A330-9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E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R-72-6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W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ssna 208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6A-114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mbraer E-1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F34-10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braer E195-E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eing 737-7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FMI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eing 737-8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FM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eing 737 MAX 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FM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eing 777-300E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eing 787-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29T03:09:49.571711258</dc:date>
    <meta:editing-duration>PT32M57S</meta:editing-duration>
    <meta:editing-cycles>8</meta:editing-cycles>
    <meta:document-statistic meta:table-count="1" meta:cell-count="84" meta:object-count="0"/>
  </office:meta>
</office:document-meta>
</file>